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99cm" svg:stroke-color="#280099" draw:marker-start-width="0.651cm" draw:marker-end-width="0.651cm" draw:fill="solid" draw:fill-color="#ffffff" draw:textarea-horizontal-align="justify" draw:textarea-vertical-align="top" draw:auto-grow-height="false" fo:min-height="2.231cm" fo:min-width="2.231cm" fo:padding-top="0.099cm" fo:padding-bottom="0.099cm" fo:padding-left="0.099cm" fo:padding-right="0.099cm"/>
    </style:style>
    <style:style style:name="gr2" style:family="graphic" style:parent-style-name="standard">
      <style:graphic-properties svg:stroke-width="0.199cm" svg:stroke-color="#280099" draw:marker-start-width="0.651cm" draw:marker-end-width="0.651cm" draw:textarea-horizontal-align="center" draw:textarea-vertical-align="middle" fo:padding-top="0.099cm" fo:padding-bottom="0.099cm" fo:padding-left="0.099cm" fo:padding-right="0.099cm"/>
    </style:style>
    <style:style style:name="gr3" style:family="graphic" style:parent-style-name="standard">
      <style:graphic-properties svg:stroke-color="#280099" draw:fill="solid" draw:fill-color="#280099" draw:textarea-horizontal-align="justify" draw:textarea-vertical-align="middle" draw:auto-grow-height="false" fo:min-height="0.545cm" fo:min-width="0.471cm"/>
    </style:style>
    <style:style style:name="gr4" style:family="graphic" style:parent-style-name="standard">
      <style:graphic-properties svg:stroke-width="0.199cm" svg:stroke-color="#33cc66" draw:marker-start-width="0.651cm" draw:marker-end-width="0.651cm" draw:fill="solid" draw:fill-color="#ffffff" draw:textarea-horizontal-align="justify" draw:textarea-vertical-align="top" draw:auto-grow-height="false" fo:min-height="2.231cm" fo:min-width="2.231cm" fo:padding-top="0.099cm" fo:padding-bottom="0.099cm" fo:padding-left="0.099cm" fo:padding-right="0.099cm"/>
    </style:style>
    <style:style style:name="gr5" style:family="graphic" style:parent-style-name="standard">
      <style:graphic-properties svg:stroke-width="0.199cm" svg:stroke-color="#33cc66" draw:marker-start-width="0.651cm" draw:marker-end-width="0.651cm" draw:textarea-horizontal-align="center" draw:textarea-vertical-align="middle" fo:padding-top="0.099cm" fo:padding-bottom="0.099cm" fo:padding-left="0.099cm" fo:padding-right="0.099cm"/>
    </style:style>
    <style:style style:name="gr6" style:family="graphic" style:parent-style-name="standard">
      <style:graphic-properties svg:stroke-color="#33cc66" draw:fill="solid" draw:fill-color="#33cc66" draw:textarea-horizontal-align="justify" draw:textarea-vertical-align="middle" draw:auto-grow-height="false" fo:min-height="0.079cm" fo:min-width="0cm"/>
    </style:style>
    <style:style style:name="gr7" style:family="graphic" style:parent-style-name="standard">
      <style:graphic-properties svg:stroke-width="0.199cm" svg:stroke-color="#99284c" draw:marker-start-width="0.651cm" draw:marker-end-width="0.651cm" draw:fill="solid" draw:fill-color="#ffffff" draw:textarea-horizontal-align="right" draw:textarea-vertical-align="top" draw:auto-grow-height="false" fo:min-height="1.416cm" fo:min-width="2.319cm" fo:padding-top="0.099cm" fo:padding-bottom="0.099cm" fo:padding-left="0.099cm" fo:padding-right="0.099cm"/>
    </style:style>
    <style:style style:name="gr8" style:family="graphic" style:parent-style-name="standard">
      <style:graphic-properties draw:stroke="solid" draw:stroke-dash="Ultrafine_20_Dotted_20__28_var_29_" svg:stroke-width="0.199cm" svg:stroke-color="#280099" draw:marker-start-width="0.651cm" draw:marker-end-width="0.651cm" draw:fill="solid" draw:fill-color="#ffffff" draw:textarea-horizontal-align="justify" draw:textarea-vertical-align="top" draw:auto-grow-height="false" fo:min-height="2.231cm" fo:min-width="2.231cm" fo:padding-top="0.099cm" fo:padding-bottom="0.099cm" fo:padding-left="0.099cm" fo:padding-right="0.099cm"/>
    </style:style>
    <style:style style:name="gr9" style:family="graphic" style:parent-style-name="standard">
      <style:graphic-properties draw:stroke="solid" draw:stroke-dash="Ultrafine_20_Dotted_20__28_var_29_" svg:stroke-width="0.199cm" svg:stroke-color="#280099" draw:marker-start-width="0.651cm" draw:marker-end-width="0.651cm" draw:textarea-horizontal-align="center" draw:textarea-vertical-align="middle" fo:padding-top="0.099cm" fo:padding-bottom="0.099cm" fo:padding-left="0.099cm" fo:padding-right="0.099cm"/>
    </style:style>
    <style:style style:name="gr10" style:family="graphic" style:parent-style-name="standard">
      <style:graphic-properties draw:stroke="solid" draw:stroke-dash="Ultrafine_20_Dotted_20__28_var_29_" svg:stroke-color="#280099" draw:fill="solid" draw:fill-color="#280099" draw:textarea-horizontal-align="justify" draw:textarea-vertical-align="middle" draw:auto-grow-height="false" fo:min-height="0.649cm" fo:min-width="0.499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cm" fo:min-width="0cm"/>
    </style:style>
    <style:style style:name="gr12" style:family="graphic" style:parent-style-name="standard">
      <style:graphic-properties svg:stroke-width="0cm" svg:stroke-color="#99284c" draw:marker-start-width="0.949cm" draw:marker-end-width="0.949cm" draw:fill="solid" draw:fill-color="#800000" draw:textarea-horizontal-align="justify" draw:textarea-vertical-align="top" draw:auto-grow-height="false" fo:min-height="0.849cm" fo:min-width="0.899cm" fo:padding-top="0cm" fo:padding-bottom="0cm" fo:padding-left="0cm" fo:padding-right="0cm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3cm" fo:min-width="0cm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94cm" fo:min-width="0cm"/>
    </style:style>
    <style:style style:name="gr15" style:family="graphic" style:parent-style-name="standard">
      <style:graphic-properties svg:stroke-width="0cm" svg:stroke-color="#99284c" draw:marker-start-width="0.651cm" draw:marker-end-width="0.651cm" draw:fill="solid" draw:fill-color="#800000" draw:textarea-horizontal-align="justify" draw:textarea-vertical-align="top" draw:auto-grow-height="false" fo:min-height="0.784cm" fo:min-width="0.78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e6e6e6" draw:textarea-horizontal-align="right" draw:textarea-vertical-align="top" draw:auto-grow-height="false" fo:min-height="5.774cm" fo:min-width="6.6cm"/>
    </style:style>
    <style:style style:name="gr17" style:family="graphic" style:parent-style-name="standard">
      <style:graphic-properties draw:stroke="none" draw:fill="solid" draw:fill-color="#e6e6e6" draw:textarea-horizontal-align="left" draw:textarea-vertical-align="top" draw:auto-grow-height="false" fo:min-height="5.774cm" fo:min-width="7.708cm"/>
    </style:style>
    <style:style style:name="gr18" style:family="graphic" style:parent-style-name="standard">
      <style:graphic-properties svg:stroke-width="0.199cm" svg:stroke-color="#99284c" draw:marker-start-width="0.651cm" draw:marker-end-width="0.651cm" draw:fill="none" draw:fill-color="#ffffff" draw:textarea-horizontal-align="left" draw:textarea-vertical-align="top" draw:auto-grow-height="false" fo:min-height="4.302cm" fo:min-width="7.39cm" fo:padding-top="0.099cm" fo:padding-bottom="0.099cm" fo:padding-left="0.099cm" fo:padding-right="0.099cm"/>
    </style:style>
    <style:style style:name="gr19" style:family="graphic" style:parent-style-name="standard">
      <style:graphic-properties svg:stroke-color="#280099" draw:fill="solid" draw:fill-color="#280099" draw:textarea-horizontal-align="justify" draw:textarea-vertical-align="middle" draw:auto-grow-height="false" fo:min-height="2.255cm" fo:min-width="2.284cm"/>
    </style:style>
    <style:style style:name="gr20" style:family="graphic" style:parent-style-name="standard">
      <style:graphic-properties draw:stroke="none" svg:stroke-color="#ffffff" draw:fill="solid" draw:fill-color="#e6e6e6" draw:textarea-horizontal-align="justify" draw:textarea-vertical-align="middle" draw:auto-grow-height="false" fo:min-height="1.004cm" fo:min-width="0.683cm"/>
    </style:style>
    <style:style style:name="gr21" style:family="graphic" style:parent-style-name="standard">
      <style:graphic-properties svg:stroke-width="0cm" svg:stroke-color="#99284c" draw:marker-start-width="0.949cm" draw:marker-end-width="0.949cm" draw:fill="solid" draw:fill-color="#800000" draw:textarea-horizontal-align="justify" draw:textarea-vertical-align="top" draw:auto-grow-height="false" fo:min-height="2.366cm" fo:min-width="2.505cm" fo:padding-top="0cm" fo:padding-bottom="0cm" fo:padding-left="0cm" fo:padding-right="0cm"/>
    </style:style>
    <style:style style:name="gr22" style:family="graphic" style:parent-style-name="standard">
      <style:graphic-properties draw:stroke="none" svg:stroke-color="#ffffff" draw:fill="solid" draw:fill-color="#e6e6e6" draw:textarea-horizontal-align="justify" draw:textarea-vertical-align="middle" draw:auto-grow-height="false" fo:min-height="1.927cm" fo:min-width="0.813cm"/>
    </style:style>
    <style:style style:name="gr23" style:family="graphic" style:parent-style-name="standard">
      <style:graphic-properties draw:stroke="none" svg:stroke-color="#ffffff" draw:fill="solid" draw:fill-color="#e6e6e6" draw:textarea-horizontal-align="justify" draw:textarea-vertical-align="middle" draw:auto-grow-height="false" fo:min-height="0.709cm" fo:min-width="0.466cm"/>
    </style:style>
    <style:style style:name="gr24" style:family="graphic" style:parent-style-name="standard">
      <style:graphic-properties svg:stroke-width="0cm" svg:stroke-color="#99284c" draw:marker-start-width="0.651cm" draw:marker-end-width="0.651cm" draw:fill="solid" draw:fill-color="#800000" draw:textarea-horizontal-align="justify" draw:textarea-vertical-align="top" draw:auto-grow-height="false" fo:min-height="2.188cm" fo:min-width="2.176cm" fo:padding-top="0cm" fo:padding-bottom="0cm" fo:padding-left="0cm" fo:padding-right="0cm"/>
    </style:style>
    <style:style style:name="gr25" style:family="graphic" style:parent-style-name="standard">
      <style:graphic-properties svg:stroke-color="#33cc66" draw:fill="solid" draw:fill-color="#33cc66" draw:textarea-horizontal-align="justify" draw:textarea-vertical-align="middle" draw:auto-grow-height="false" fo:min-height="0.503cm" fo:min-width="0.298cm"/>
    </style:style>
    <style:style style:name="gr26" style:family="graphic" style:parent-style-name="standard">
      <style:graphic-properties svg:stroke-width="0.199cm" svg:stroke-color="#99284c" draw:marker-start-width="0.651cm" draw:marker-end-width="0.651cm" draw:fill="none" draw:fill-color="#ffffff" draw:fill-hatch-solid="false" draw:textarea-horizontal-align="right" draw:textarea-vertical-align="top" draw:auto-grow-height="false" fo:min-height="2.834cm" fo:min-width="1.557cm" fo:padding-top="0.099cm" fo:padding-bottom="0.099cm" fo:padding-left="0.099cm" fo:padding-right="0.099cm"/>
    </style:style>
    <style:style style:name="gr27" style:family="graphic" style:parent-style-name="standard">
      <style:graphic-properties svg:stroke-width="0.199cm" svg:stroke-color="#99284c" draw:marker-start-width="0.651cm" draw:marker-end-width="0.651cm" draw:fill="hatch" draw:fill-color="#ffffff" draw:fill-hatch-name="Red_20_90_20_degrees" draw:fill-hatch-solid="true" draw:textarea-horizontal-align="right" draw:textarea-vertical-align="top" draw:auto-grow-height="false" fo:min-height="0.971cm" fo:min-width="3.714cm" fo:padding-top="0.099cm" fo:padding-bottom="0.099cm" fo:padding-left="0.099cm" fo:padding-right="0.099cm"/>
    </style:style>
    <style:style style:name="gr28" style:family="graphic" style:parent-style-name="standard">
      <style:graphic-properties draw:stroke="none" svg:stroke-color="#000000" draw:fill="none" draw:fill-color="#ffffff" fo:min-height="0.805cm"/>
    </style:style>
    <style:style style:name="gr29" style:family="graphic" style:parent-style-name="standard">
      <style:graphic-properties draw:stroke="solid" svg:stroke-width="0.049cm" svg:stroke-color="#000000" draw:marker-start-width="0.427cm" draw:marker-end-width="0.427cm" draw:fill="solid" draw:fill-color="#ffffff" draw:textarea-horizontal-align="justify" draw:textarea-vertical-align="middle" draw:auto-grow-height="false" fo:min-height="0.393cm" fo:min-width="0.372cm" fo:padding-top="0.025cm" fo:padding-bottom="0.025cm" fo:padding-left="0.025cm" fo:padding-right="0.025cm"/>
    </style:style>
    <style:style style:name="gr30" style:family="graphic" style:parent-style-name="standard">
      <style:graphic-properties svg:stroke-width="0.049cm" svg:stroke-color="#000000" draw:marker-start-width="0.427cm" draw:marker-end-width="0.427cm" draw:fill="solid" draw:fill-color="#ffffff" draw:textarea-horizontal-align="justify" draw:textarea-vertical-align="middle" draw:auto-grow-height="false" fo:min-height="0.391cm" fo:min-width="0.372cm" fo:padding-top="0.025cm" fo:padding-bottom="0.025cm" fo:padding-left="0.025cm" fo:padding-right="0.025cm"/>
    </style:style>
    <style:style style:name="gr31" style:family="graphic" style:parent-style-name="standard">
      <style:graphic-properties svg:stroke-width="0.049cm" svg:stroke-color="#000000" draw:marker-start-width="0.427cm" draw:marker-end-width="0.427cm" draw:fill="solid" draw:fill-color="#ffffff" draw:textarea-horizontal-align="right" draw:textarea-vertical-align="middle" draw:auto-grow-height="false" fo:min-height="0.375cm" fo:min-width="1.056cm" fo:padding-top="0.025cm" fo:padding-bottom="0.025cm" fo:padding-left="0.025cm" fo:padding-right="0.025cm"/>
    </style:style>
    <style:style style:name="gr32" style:family="graphic" style:parent-style-name="standard">
      <style:graphic-properties svg:stroke-width="0.049cm" svg:stroke-color="#000000" draw:marker-start-width="0.427cm" draw:marker-end-width="0.427cm" draw:fill="solid" draw:fill-color="#ffffff" draw:textarea-horizontal-align="right" draw:textarea-vertical-align="middle" draw:auto-grow-height="false" fo:min-height="0.375cm" fo:min-width="1.083cm" fo:padding-top="0.025cm" fo:padding-bottom="0.025cm" fo:padding-left="0.025cm" fo:padding-right="0.025cm"/>
    </style:style>
    <style:style style:name="gr33" style:family="graphic" style:parent-style-name="standard">
      <style:graphic-properties draw:stroke="none" draw:fill="solid" draw:fill-color="#e6e6e6" draw:textarea-horizontal-align="right" draw:textarea-vertical-align="top" draw:auto-grow-height="false" fo:min-height="8.107cm" fo:min-width="6.6cm"/>
    </style:style>
    <style:style style:name="gr34" style:family="graphic" style:parent-style-name="standard">
      <style:graphic-properties draw:stroke="none" draw:fill="solid" draw:fill-color="#e6e6e6" draw:textarea-horizontal-align="left" draw:textarea-vertical-align="top" draw:auto-grow-height="false" fo:min-height="8.107cm" fo:min-width="7.708cm"/>
    </style:style>
    <style:style style:name="gr35" style:family="graphic" style:parent-style-name="standard">
      <style:graphic-properties svg:stroke-width="0.199cm" svg:stroke-color="#99284c" draw:marker-start-width="0.651cm" draw:marker-end-width="0.651cm" draw:fill="none" draw:fill-color="#ffffff" draw:textarea-horizontal-align="center" draw:textarea-vertical-align="top" draw:auto-grow-height="false" fo:min-height="4.352cm" fo:min-width="7.39cm" fo:padding-top="0.049cm" fo:padding-bottom="0.099cm" fo:padding-left="0.099cm" fo:padding-right="0.099cm"/>
    </style:style>
    <style:style style:name="gr36" style:family="graphic" style:parent-style-name="standard">
      <style:graphic-properties draw:stroke="none" svg:stroke-color="#000000" draw:fill="none" draw:fill-color="#ffffff" fo:min-height="0.412cm"/>
    </style:style>
    <style:style style:name="gr37" style:family="graphic" style:parent-style-name="standard">
      <style:graphic-properties svg:stroke-width="0.199cm" svg:stroke-color="#99284c" draw:marker-start-width="0.651cm" draw:marker-end-width="0.651cm" draw:fill="none" draw:fill-color="#ffffff" draw:textarea-horizontal-align="right" draw:textarea-vertical-align="top" draw:auto-grow-height="false" fo:min-height="1.416cm" fo:min-width="7.662cm" fo:padding-top="0.099cm" fo:padding-bottom="0.099cm" fo:padding-left="0.099cm" fo:padding-right="0.099cm"/>
    </style:style>
    <style:style style:name="gr38" style:family="graphic" style:parent-style-name="standard">
      <style:graphic-properties draw:stroke="none" svg:stroke-color="#000000" draw:fill="none" draw:fill-color="#ffffff" fo:min-height="0.721cm"/>
    </style:style>
    <style:style style:name="gr39" style:family="graphic" style:parent-style-name="standard">
      <style:graphic-properties draw:stroke="none" svg:stroke-color="#000000" draw:fill="none" draw:fill-color="#ffffff" fo:min-height="0.149cm"/>
    </style:style>
    <style:style style:name="gr40" style:family="graphic" style:parent-style-name="standard">
      <style:graphic-properties svg:stroke-width="0.049cm" svg:stroke-color="#000000" draw:marker-start-width="0.427cm" draw:marker-end-width="0.427cm" draw:fill="solid" draw:fill-color="#ffffff" draw:textarea-horizontal-align="justify" draw:textarea-vertical-align="middle" draw:auto-grow-height="false" fo:min-height="2.87cm" fo:min-width="0.28cm" fo:padding-top="0.025cm" fo:padding-bottom="0.025cm" fo:padding-left="0.025cm" fo:padding-right="0.025cm"/>
    </style:style>
    <style:style style:name="gr41" style:family="graphic" style:parent-style-name="standard">
      <style:graphic-properties svg:stroke-width="0.049cm" svg:stroke-color="#000000" draw:marker-start-width="0.427cm" draw:marker-end-width="0.427cm" draw:fill="solid" draw:fill-color="#ffffff" draw:textarea-horizontal-align="justify" draw:textarea-vertical-align="middle" draw:auto-grow-height="false" fo:min-height="4.022cm" fo:min-width="0.609cm" fo:padding-top="0.025cm" fo:padding-bottom="0.025cm" fo:padding-left="0.025cm" fo:padding-right="0.025cm"/>
    </style:style>
    <style:style style:name="gr42" style:family="graphic" style:parent-style-name="standard">
      <style:graphic-properties svg:stroke-width="0.049cm" svg:stroke-color="#000000" draw:marker-start-width="0.427cm" draw:marker-end-width="0.427cm" draw:fill="solid" draw:fill-color="#ffffff" draw:textarea-vertical-align="middle" draw:auto-grow-height="false" fo:min-height="1.664cm" fo:min-width="1.793cm" fo:padding-top="0.025cm" fo:padding-bottom="0.025cm" fo:padding-left="0.025cm" fo:padding-right="0.025cm"/>
    </style:style>
    <style:style style:name="gr43" style:family="graphic" style:parent-style-name="standard">
      <style:graphic-properties svg:stroke-width="0.049cm" svg:stroke-color="#000000" draw:marker-start-width="0.427cm" draw:marker-end-width="0.427cm" draw:fill="solid" draw:fill-color="#ffffff" draw:textarea-vertical-align="middle" draw:auto-grow-height="false" fo:min-height="1.664cm" fo:min-width="1.792cm" fo:padding-top="0.025cm" fo:padding-bottom="0.025cm" fo:padding-left="0.025cm" fo:padding-right="0.025cm"/>
    </style:style>
    <style:style style:name="gr44" style:family="graphic" style:parent-style-name="standard">
      <style:graphic-properties svg:stroke-width="0.049cm" svg:stroke-color="#000000" draw:marker-start-width="0.427cm" draw:marker-end-width="0.427cm" draw:fill="solid" draw:fill-color="#ffffff" draw:textarea-horizontal-align="justify" draw:textarea-vertical-align="middle" draw:auto-grow-height="false" fo:min-height="3.286cm" fo:min-width="0.609cm" fo:padding-top="0.025cm" fo:padding-bottom="0.025cm" fo:padding-left="0.025cm" fo:padding-right="0.025cm"/>
    </style:style>
    <style:style style:name="gr45" style:family="graphic" style:parent-style-name="standard">
      <style:graphic-properties draw:stroke="none" svg:stroke-color="#000000" draw:fill="none" draw:fill-color="#ffffff" fo:min-height="0.255cm"/>
    </style:style>
    <style:style style:name="gr46" style:family="graphic" style:parent-style-name="standard">
      <style:graphic-properties svg:stroke-width="0.049cm" svg:stroke-color="#000000" draw:marker-start-width="0.427cm" draw:marker-end-width="0.427cm" draw:fill="solid" draw:fill-color="#ffffff" draw:textarea-horizontal-align="justify" draw:textarea-vertical-align="middle" draw:auto-grow-height="false" fo:min-height="0.326cm" fo:min-width="0.326cm" fo:padding-top="0.025cm" fo:padding-bottom="0.025cm" fo:padding-left="0.025cm" fo:padding-right="0.025cm"/>
    </style:style>
    <style:style style:name="gr47" style:family="graphic" style:parent-style-name="standard">
      <style:graphic-properties svg:stroke-width="0.03cm" svg:stroke-color="#000000" draw:marker-start-width="0.399cm" draw:marker-end-width="0.399cm" draw:textarea-horizontal-align="center" draw:textarea-vertical-align="middle" fo:padding-top="0.016cm" fo:padding-bottom="0.016cm" fo:padding-left="0.016cm" fo:padding-right="0.016cm"/>
    </style:style>
    <style:style style:name="gr48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fo:min-height="0.08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Cantarell" fo:font-size="11pt" style:font-size-asian="11pt" style:font-size-complex="11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solid" draw:fill-color="#280099"/>
      <style:text-properties fo:font-size="12pt"/>
    </style:style>
    <style:style style:name="P5" style:family="paragraph">
      <loext:graphic-properties draw:fill="solid" draw:fill-color="#33cc66"/>
      <style:paragraph-properties fo:text-align="center"/>
      <style:text-properties fo:font-size="12pt"/>
    </style:style>
    <style:style style:name="P6" style:family="paragraph">
      <loext:graphic-properties draw:fill="solid" draw:fill-color="#ffffff"/>
      <style:paragraph-properties fo:text-align="center"/>
      <style:text-properties style:font-name="Cantarell" fo:font-size="10.5pt" style:font-size-asian="10.5pt" style:font-size-complex="10.5pt"/>
    </style:style>
    <style:style style:name="P7" style:family="paragraph">
      <loext:graphic-properties draw:fill="solid" draw:fill-color="#ffffff"/>
      <style:paragraph-properties fo:text-align="center"/>
      <style:text-properties fo:font-size="12pt"/>
    </style:style>
    <style:style style:name="P8" style:family="paragraph">
      <loext:graphic-properties draw:fill="solid" draw:fill-color="#800000"/>
      <style:paragraph-properties fo:text-align="center"/>
      <style:text-properties fo:font-size="12pt"/>
    </style:style>
    <style:style style:name="P9" style:family="paragraph">
      <loext:graphic-properties draw:fill="solid" draw:fill-color="#e6e6e6"/>
      <style:text-properties style:font-name="Cantarell" fo:font-size="10.5pt" style:font-size-asian="10.5pt" style:font-size-complex="10.5pt"/>
    </style:style>
    <style:style style:name="P10" style:family="paragraph">
      <loext:graphic-properties draw:fill="none" draw:fill-color="#ffffff"/>
      <style:paragraph-properties fo:text-align="center"/>
      <style:text-properties style:font-name="Cantarell" fo:font-size="10.5pt" style:font-size-asian="10.5pt" style:font-size-complex="10.5pt"/>
    </style:style>
    <style:style style:name="P11" style:family="paragraph">
      <loext:graphic-properties draw:fill="solid" draw:fill-color="#e6e6e6"/>
      <style:paragraph-properties fo:text-align="center"/>
      <style:text-properties fo:font-size="12pt"/>
    </style:style>
    <style:style style:name="P12" style:family="paragraph">
      <loext:graphic-properties draw:fill="none" draw:fill-color="#ffffff" draw:fill-hatch-solid="false"/>
      <style:paragraph-properties fo:text-align="center"/>
      <style:text-properties fo:font-size="12pt"/>
    </style:style>
    <style:style style:name="P13" style:family="paragraph">
      <loext:graphic-properties draw:fill="hatch" draw:fill-color="#ffffff" draw:fill-hatch-name="Red_20_90_20_degrees" draw:fill-hatch-solid="true"/>
      <style:paragraph-properties fo:text-align="center"/>
      <style:text-properties fo:font-size="12pt"/>
    </style:style>
    <style:style style:name="P14" style:family="paragraph">
      <loext:graphic-properties draw:fill="none" draw:fill-color="#ffffff"/>
      <style:text-properties style:font-name="Cantarell" fo:font-size="9pt" style:font-size-asian="9pt" style:font-size-complex="9pt"/>
    </style:style>
    <style:style style:name="P15" style:family="paragraph">
      <loext:graphic-properties draw:fill="solid" draw:fill-color="#ffffff"/>
      <style:text-properties fo:font-size="12pt"/>
    </style:style>
    <style:style style:name="P16" style:family="paragraph">
      <loext:graphic-properties draw:fill="solid" draw:fill-color="#ffffff"/>
      <style:text-properties style:font-name="Cantarell" fo:font-size="8pt" style:font-size-asian="8pt" style:font-size-complex="8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style:font-name="Cantarell" fo:font-size="10.5pt" style:font-size-asian="10.5pt" style:font-size-complex="10.5pt"/>
    </style:style>
    <style:style style:name="P19" style:family="paragraph">
      <loext:graphic-properties draw:fill="none" draw:fill-color="#ffffff"/>
      <style:paragraph-properties fo:text-align="center"/>
      <style:text-properties style:font-name="Cantarell" fo:font-size="11pt" style:font-size-asian="11pt" style:font-size-complex="11pt"/>
    </style:style>
    <style:style style:name="P20" style:family="paragraph">
      <loext:graphic-properties draw:fill="none" draw:fill-color="#ffffff"/>
      <style:text-properties style:font-name="Cantarell" fo:font-size="8pt" style:font-size-asian="8pt" style:font-size-complex="8pt"/>
    </style:style>
    <style:style style:name="P21" style:family="paragraph">
      <loext:graphic-properties draw:fill="solid" draw:fill-color="#000000"/>
      <style:paragraph-properties fo:text-align="center"/>
      <style:text-properties fo:font-size="12pt"/>
    </style:style>
    <style:style style:name="P22" style:family="paragraph">
      <style:text-properties fo:color="#cc0000" fo:font-size="20pt" style:font-size-asian="20pt" style:font-size-complex="20pt"/>
    </style:style>
    <style:style style:name="P23" style:family="paragraph">
      <loext:graphic-properties draw:fill="none" draw:fill-color="#ffffff"/>
      <style:text-properties fo:color="#cc0000" fo:font-size="20pt" style:font-size-asian="20pt" style:font-size-complex="20pt"/>
    </style:style>
    <style:style style:name="T1" style:family="text">
      <style:text-properties style:font-name="Cantarell" fo:font-size="11pt" style:font-size-asian="11pt" style:font-size-complex="11pt"/>
    </style:style>
    <style:style style:name="T2" style:family="text">
      <style:text-properties style:font-name="Cantarell" fo:font-size="10.5pt" style:font-size-asian="10.5pt" style:font-size-complex="10.5pt"/>
    </style:style>
    <style:style style:name="T3" style:family="text">
      <style:text-properties style:font-name="Cantarell" fo:font-size="9pt" style:font-size-asian="9pt" style:font-size-complex="9pt"/>
    </style:style>
    <style:style style:name="T4" style:family="text">
      <style:text-properties style:font-name="Cantarell" fo:font-size="8pt" style:font-size-asian="8pt" style:font-size-complex="8pt"/>
    </style:style>
    <style:style style:name="T5" style:family="text">
      <style:text-properties fo:color="#cc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2.691cm" svg:height="2.691cm" svg:x="5.9cm" svg:y="2.4cm">
              <text:p text:style-name="P1"><text:span text:style-name="T1">Connecto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2" draw:text-style-name="P3" draw:layer="layout" svg:x1="8.59cm" svg:y1="3.723cm" svg:x2="9.34cm" svg:y2="3.723cm">
              <text:p/>
            </draw:line>
            <draw:custom-shape draw:style-name="gr3" draw:text-style-name="P4" draw:layer="layout" svg:width="0.971cm" svg:height="0.795cm" draw:transform="rotate (1.57271618897209) translate (9.341cm 4.238cm)">
              <text:p/>
              <draw:enhanced-geometry svg:viewBox="0 0 21600 21600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4" draw:text-style-name="P2" draw:layer="layout" svg:width="2.691cm" svg:height="2.691cm" svg:x="10.871cm" svg:y="2.467cm">
              <text:p text:style-name="P1"><text:span text:style-name="T1">Componen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5" draw:text-style-name="P3" draw:layer="layout" svg:x1="10.063cm" svg:y1="3.746cm" svg:x2="10.813cm" svg:y2="3.746cm">
              <text:p/>
            </draw:line>
            <draw:custom-shape draw:style-name="gr6" draw:text-style-name="P5" draw:layer="layout" svg:width="0.429cm" svg:height="0.463cm" svg:x="9.671cm" svg:y="3.5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7" draw:text-style-name="P6" draw:layer="layout" svg:width="2.691cm" svg:height="1.788cm" svg:x="8.906cm" svg:y="7.441cm">
            <text:p text:style-name="P1"><text:span text:style-name="T2">Scheduling</text:span></text:p>
            <text:p text:style-name="P1"><text:span text:style-name="T2">Lan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" draw:text-style-name="P6" draw:layer="layout" svg:width="2.691cm" svg:height="2.691cm" svg:x="4.7cm" svg:y="7cm">
              <text:p text:style-name="P1"><text:span text:style-name="T2">ExF Connecto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9" draw:text-style-name="P3" draw:layer="layout" svg:x1="7.39cm" svg:y1="8.325cm" svg:x2="8.14cm" svg:y2="8.325cm">
              <text:p/>
            </draw:line>
            <draw:custom-shape draw:style-name="gr10" draw:text-style-name="P4" draw:layer="layout" svg:width="0.999cm" svg:height="0.899cm" draw:transform="rotate (1.57271618897209) translate (8.143cm 8.866cm)">
              <text:p/>
              <draw:enhanced-geometry svg:viewBox="0 0 21600 21600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1" draw:text-style-name="P7" draw:layer="layout" svg:width="0.6cm" svg:height="0.636cm" svg:x="11.364cm" svg:y="8.0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8" draw:layer="layout" svg:width="0.899cm" svg:height="0.849cm" draw:transform="rotate (1.57271618897209) translate (11.265cm 8.868cm)">
              <text:p/>
              <draw:enhanced-geometry svg:viewBox="0 0 21600 21600" draw:extrusion="false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13" draw:text-style-name="P7" draw:layer="layout" svg:width="0.472cm" svg:height="0.78cm" svg:x="9.018cm" svg:y="7.9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7" draw:layer="layout" svg:width="0.489cm" svg:height="0.486cm" svg:x="8.723cm" svg:y="8.1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8" draw:layer="layout" svg:width="0.78cm" svg:height="0.784cm" draw:transform="skewX (0.00261799387799149) rotate (1.57271618897209) translate (8.591cm 8.755cm)">
              <text:p/>
              <draw:enhanced-geometry svg:viewBox="0 0 21600 21600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g>
            <draw:custom-shape draw:style-name="gr4" draw:text-style-name="P6" draw:layer="layout" svg:width="2.691cm" svg:height="2.691cm" svg:x="12.854cm" svg:y="7.136cm">
              <text:p text:style-name="P1"><text:span text:style-name="T2">Componen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5" draw:text-style-name="P3" draw:layer="layout" svg:x1="12.048cm" svg:y1="8.415cm" svg:x2="12.798cm" svg:y2="8.415cm">
              <text:p/>
            </draw:line>
            <draw:custom-shape draw:style-name="gr6" draw:text-style-name="P5" draw:layer="layout" svg:width="0.429cm" svg:height="0.463cm" svg:x="11.655cm" svg:y="8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6" draw:text-style-name="P9" draw:layer="layout" svg:width="7.668cm" svg:height="6.504cm" svg:x="11.232cm" svg:y="11.596cm">
            <text:p><text:span text:style-name="T2">Component execution context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9" draw:layer="layout" svg:width="8.864cm" svg:height="6.504cm" svg:x="2.23cm" svg:y="11.596cm">
            <text:p><text:span text:style-name="T2">Middleware execution context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8" draw:text-style-name="P10" draw:layer="layout" svg:width="8.074cm" svg:height="4.986cm" svg:x="7.011cm" svg:y="12.365cm">
            <text:p text:style-name="P1"><text:span text:style-name="T2">Scheduling</text:span></text:p>
            <text:p text:style-name="P1"><text:span text:style-name="T2">Lan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" draw:text-style-name="P3" draw:layer="layout" svg:x1="2.391cm" svg:y1="14.826cm" svg:x2="4.483cm" svg:y2="14.826cm">
              <text:p/>
            </draw:line>
            <draw:custom-shape draw:style-name="gr19" draw:text-style-name="P4" draw:layer="layout" svg:width="2.784cm" svg:height="2.505cm" draw:transform="skewX (-0.000872664625997165) rotate (1.57271618897209) translate (4.447cm 16.341cm)">
              <text:p/>
              <draw:enhanced-geometry svg:viewBox="0 0 21600 21600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custom-shape draw:style-name="gr20" draw:text-style-name="P11" draw:layer="layout" svg:width="1.671cm" svg:height="1.772cm" svg:x="13.864cm" svg:y="14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8" draw:layer="layout" svg:width="2.505cm" svg:height="2.366cm" draw:transform="rotate (1.57271618897209) translate (13.996cm 16.208cm)">
            <text:p/>
            <draw:enhanced-geometry svg:viewBox="0 0 21600 21600" draw:extrusion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2" draw:text-style-name="P11" draw:layer="layout" svg:width="1.313cm" svg:height="2.177cm" svg:x="7.32cm" svg:y="13.7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1.366cm" svg:height="1.355cm" svg:x="6.496cm" svg:y="14.2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8" draw:layer="layout" svg:width="2.176cm" svg:height="2.188cm" draw:transform="skewX (0.00226892802759263) rotate (1.57271618897209) translate (6.013cm 16.027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g>
            <draw:line draw:style-name="gr5" draw:text-style-name="P3" draw:layer="layout" svg:x1="16.643cm" svg:y1="14.882cm" svg:x2="18.614cm" svg:y2="14.882cm">
              <text:p/>
            </draw:line>
            <draw:custom-shape draw:style-name="gr25" draw:text-style-name="P5" draw:layer="layout" svg:width="1.128cm" svg:height="1.063cm" svg:x="15.545cm" svg:y="14.3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6" draw:text-style-name="P12" draw:layer="layout" svg:width="1.943cm" svg:height="3.22cm" svg:x="11.335cm" svg:y="13.3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draw:layer="layout" svg:width="4.038cm" svg:height="1.295cm" svg:x="7.563cm" svg:y="14.3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14" draw:layer="layout" svg:width="2.625cm" svg:height="1.055cm" svg:x="7.941cm" svg:y="15.718cm">
            <draw:text-box>
              <text:p><text:span text:style-name="T3">Dispatch Queue</text:span></text:p>
            </draw:text-box>
          </draw:frame>
          <draw:frame draw:style-name="gr28" draw:text-style-name="P14" draw:layer="layout" svg:width="2.743cm" svg:height="1.055cm" draw:transform="rotate (-1.5707963267949) translate (12.948cm 13.319cm)">
            <draw:text-box>
              <text:p><text:span text:style-name="T3">Dispatcher</text:span></text:p>
            </draw:text-box>
          </draw:frame>
          <draw:custom-shape draw:style-name="gr29" draw:text-style-name="P15" draw:layer="layout" svg:width="0.421cm" svg:height="0.442cm" svg:x="6.842cm" svg:y="14.70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9" draw:text-style-name="P15" draw:layer="layout" svg:width="0.421cm" svg:height="0.442cm" svg:x="11.82cm" svg:y="14.70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9" draw:text-style-name="P15" draw:layer="layout" svg:width="0.421cm" svg:height="0.442cm" svg:x="13.476cm" svg:y="14.70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7.861cm" svg:y="14.72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8.297cm" svg:y="14.72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8.747cm" svg:y="14.72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9.183cm" svg:y="14.72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9.609cm" svg:y="14.72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10.022cm" svg:y="14.72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10.449cm" svg:y="14.726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10.885cm" svg:y="14.72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1" draw:text-style-name="P16" draw:layer="layout" svg:width="1.264cm" svg:height="0.849cm" svg:x="5.233cm" svg:y="14.499cm">
            <text:p><text:span text:style-name="T4">submit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2" draw:text-style-name="P16" draw:layer="layout" svg:width="1.294cm" svg:height="0.849cm" svg:x="14.181cm" svg:y="14.499cm">
            <text:p><text:span text:style-name="T4">execut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33" draw:text-style-name="P9" draw:layer="layout" svg:width="7.668cm" svg:height="9.025cm" svg:x="11.188cm" svg:y="19.167cm">
            <text:p><text:span text:style-name="T2">Component execution context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4" draw:text-style-name="P9" draw:layer="layout" svg:width="8.864cm" svg:height="9.025cm" svg:x="2.187cm" svg:y="19.167cm">
            <text:p><text:span text:style-name="T2">Middleware execution context</text:span>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5" draw:text-style-name="P18" draw:layer="layout" svg:width="8.074cm" svg:height="4.986cm" svg:x="6.967cm" svg:y="22.609cm">
            <text:p text:style-name="P17"><text:span text:style-name="T2">Scheduling</text:span></text:p>
            <text:p text:style-name="P17"><text:span text:style-name="T2">Lan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line draw:style-name="gr2" draw:text-style-name="P3" draw:layer="layout" svg:x1="2.347cm" svg:y1="25.069cm" svg:x2="4.439cm" svg:y2="25.069cm">
              <text:p/>
            </draw:line>
            <draw:custom-shape draw:style-name="gr19" draw:text-style-name="P4" draw:layer="layout" svg:width="2.784cm" svg:height="2.505cm" draw:transform="skewX (-0.000872664625997165) rotate (1.57271618897209) translate (4.403cm 26.584cm)">
              <text:p/>
              <draw:enhanced-geometry svg:viewBox="0 0 21600 21600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custom-shape draw:style-name="gr20" draw:text-style-name="P11" draw:layer="layout" svg:width="1.671cm" svg:height="1.772cm" svg:x="13.82cm" svg:y="24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8" draw:layer="layout" svg:width="2.505cm" svg:height="2.366cm" draw:transform="rotate (1.57271618897209) translate (13.952cm 26.452cm)">
            <text:p/>
            <draw:enhanced-geometry svg:viewBox="0 0 21600 21600" draw:extrusion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2" draw:text-style-name="P11" draw:layer="layout" svg:width="1.313cm" svg:height="2.177cm" svg:x="7.276cm" svg:y="24.0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1.366cm" svg:height="1.355cm" svg:x="6.452cm" svg:y="24.4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8" draw:layer="layout" svg:width="2.176cm" svg:height="2.188cm" draw:transform="skewX (0.00226892802759263) rotate (1.57271618897209) translate (5.969cm 26.27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g>
            <draw:line draw:style-name="gr5" draw:text-style-name="P3" draw:layer="layout" svg:x1="16.599cm" svg:y1="25.124cm" svg:x2="18.57cm" svg:y2="25.124cm">
              <text:p/>
            </draw:line>
            <draw:custom-shape draw:style-name="gr25" draw:text-style-name="P5" draw:layer="layout" svg:width="1.128cm" svg:height="1.063cm" svg:x="15.501cm" svg:y="24.6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6" draw:text-style-name="P12" draw:layer="layout" svg:width="1.943cm" svg:height="3.22cm" svg:x="11.291cm" svg:y="23.6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draw:layer="layout" svg:width="4.038cm" svg:height="1.295cm" svg:x="7.519cm" svg:y="24.5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6" draw:text-style-name="P14" draw:layer="layout" svg:width="2.625cm" svg:height="1.055cm" svg:x="7.897cm" svg:y="25.962cm">
            <draw:text-box>
              <text:p><text:span text:style-name="T3">Dispatch Queue</text:span></text:p>
            </draw:text-box>
          </draw:frame>
          <draw:frame draw:style-name="gr28" draw:text-style-name="P14" draw:layer="layout" svg:width="2.904cm" svg:height="1.055cm" draw:transform="rotate (-1.5707963267949) translate (12.905cm 23.496cm)">
            <draw:text-box>
              <text:p><text:span text:style-name="T3">Dispatcher</text:span></text:p>
            </draw:text-box>
          </draw:frame>
          <draw:custom-shape draw:style-name="gr29" draw:text-style-name="P15" draw:layer="layout" svg:width="0.421cm" svg:height="0.442cm" svg:x="6.798cm" svg:y="24.94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9" draw:text-style-name="P15" draw:layer="layout" svg:width="0.421cm" svg:height="0.442cm" svg:x="11.776cm" svg:y="24.94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7.817cm" svg:y="24.9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8.253cm" svg:y="24.9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8.703cm" svg:y="24.9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9.139cm" svg:y="24.9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9.565cm" svg:y="24.9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9.978cm" svg:y="24.9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10.405cm" svg:y="24.9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0" draw:text-style-name="P15" draw:layer="layout" svg:width="0.421cm" svg:height="0.44cm" svg:x="10.841cm" svg:y="24.97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7" draw:text-style-name="P19" draw:layer="layout" svg:width="8.034cm" svg:height="1.788cm" svg:x="6.943cm" svg:y="20.317cm">
            <text:p text:style-name="P1"><text:span text:style-name="T1">Deadline Moni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6" draw:layer="layout" svg:width="1.264cm" svg:height="0.849cm" svg:x="5.212cm" svg:y="24.76cm">
            <text:p><text:span text:style-name="T4">submit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8" draw:text-style-name="P20" draw:layer="layout" svg:width="1.493cm" svg:height="0.971cm" svg:x="15.307cm" svg:y="23.822cm">
            <draw:text-box>
              <text:p><text:span text:style-name="T4">execute</text:span></text:p>
            </draw:text-box>
          </draw:frame>
          <draw:frame draw:style-name="gr39" draw:text-style-name="P20" draw:layer="layout" svg:width="1.324cm" svg:height="0.611cm" svg:x="15.353cm" svg:y="26.272cm">
            <draw:text-box>
              <text:p><text:span text:style-name="T4">return</text:span></text:p>
            </draw:text-box>
          </draw:frame>
          <draw:custom-shape draw:style-name="gr40" draw:text-style-name="P15" draw:layer="layout" svg:width="0.659cm" svg:height="3.336cm" draw:transform="rotate (-0.254992603716372) translate (7.749cm 21.418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38" draw:text-style-name="P20" draw:layer="layout" svg:width="2.663cm" svg:height="0.971cm" svg:x="7.137cm" svg:y="21.097cm">
            <draw:text-box>
              <text:p><text:span text:style-name="T4">start_monitoring</text:span></text:p>
            </draw:text-box>
          </draw:frame>
          <draw:custom-shape draw:style-name="gr41" draw:text-style-name="P15" draw:layer="layout" svg:width="0.659cm" svg:height="4.072cm" draw:transform="rotate (-0.149225651045516) translate (13.437cm 21.52cm)">
            <text:p/>
            <draw:enhanced-geometry svg:viewBox="0 0 21600 21600" draw:mirror-horizont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2" draw:text-style-name="P7" draw:layer="layout" svg:width="1.842cm" svg:height="1.713cm" draw:transform="rotate (0.504400153826361) translate (13.455cm 24.54cm)">
            <text:p/>
            <draw:enhanced-geometry svg:viewBox="0 0 21600 21600" draw:text-areas="0 0 21600 21600" draw:type="circular-arrow" draw:modifiers="-149.796654385871 3.96776499675418 6101.898135919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43" draw:text-style-name="P7" draw:layer="layout" svg:width="1.842cm" svg:height="1.714cm" draw:transform="rotate (0.504400153826361) translate (13.569cm 25.341cm)">
            <text:p/>
            <draw:enhanced-geometry svg:viewBox="0 0 21600 21600" draw:mirror-horizontal="true" draw:mirror-vertical="true" draw:text-areas="0 0 21600 21600" draw:type="circular-arrow" draw:modifiers="-149.796654385871 3.96776499675418 6101.8981359194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29" draw:text-style-name="P15" draw:layer="layout" svg:width="0.421cm" svg:height="0.442cm" svg:x="13.432cm" svg:y="24.949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38" draw:text-style-name="P20" draw:layer="layout" svg:width="2.456cm" svg:height="0.971cm" svg:x="12.344cm" svg:y="21.097cm">
            <draw:text-box>
              <text:p><text:span text:style-name="T4">end_monitoring</text:span></text:p>
            </draw:text-box>
          </draw:frame>
          <draw:custom-shape draw:style-name="gr44" draw:text-style-name="P15" draw:layer="layout" svg:width="0.659cm" svg:height="3.336cm" draw:transform="rotate (0.219911485751286) translate (9.119cm 21.712cm)">
            <text:p/>
  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45" draw:text-style-name="P20" draw:layer="layout" svg:width="2.218cm" svg:height="0.611cm" draw:transform="rotate (1.34739418253962) translate (9.013cm 23.763cm)">
            <draw:text-box>
              <text:p><text:span text:style-name="T4">expire</text:span></text:p>
            </draw:text-box>
          </draw:frame>
          <draw:g>
            <draw:custom-shape draw:style-name="gr46" draw:text-style-name="P7" draw:layer="layout" svg:width="0.53cm" svg:height="0.53cm" svg:x="10.015cm" svg:y="20.9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7" draw:text-style-name="P3" draw:layer="layout" svg:x1="10.278cm" svg:y1="21.04cm" svg:x2="10.278cm" svg:y2="21.241cm">
              <text:p/>
            </draw:line>
            <draw:line draw:style-name="gr47" draw:text-style-name="P3" draw:layer="layout" svg:x1="10.478cm" svg:y1="21.149cm" svg:x2="10.31cm" svg:y2="21.259cm">
              <text:p/>
            </draw:line>
            <draw:custom-shape draw:style-name="gr48" draw:text-style-name="P21" draw:layer="layout" svg:width="0.064cm" svg:height="0.064cm" svg:x="10.246cm" svg:y="21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9" draw:text-style-name="P23" draw:layer="layout" svg:width="0.9cm" svg:height="1.038cm" svg:x="8.9cm" svg:y="24.724cm">
            <draw:text-box>
              <text:p text:style-name="P22"><text:span text:style-name="T5">X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hatch draw:name="Red_20_90_20_degrees" draw:display-name="Red 90 degrees" draw:style="single" draw:color="#800000" draw:distance="0.102cm" draw:rotation="900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9T10:30:26.630221098</meta:creation-date>
    <dc:date>2016-07-19T15:16:13.896730537</dc:date>
    <meta:editing-duration>PT46M53S</meta:editing-duration>
    <meta:editing-cycles>7</meta:editing-cycles>
    <meta:generator>LibreOffice/5.2.0.1$Linux_X86_64 LibreOffice_project/20m0$Build-1</meta:generator>
    <meta:document-statistic meta:object-count="106"/>
  </office:meta>
</office:document-meta>
</file>